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office:value-type="string" calcext:value-type="string">
            <text:p>Span</text:p>
          </table:table-cell>
          <table:table-cell table:style-name="ce55" office:value-type="string" calcext:value-type="string">
            <text:p>Bracket</text:p>
          </table:table-cell>
          <table:table-cell table:style-name="ce55" table:number-columns-repeated="18"/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Work</text:p>
          </table:table-cell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Revenue</text:p>
          </table:table-cell>
          <table:table-cell table:style-name="ce69" office:value-type="string" calcext:value-type="string">
            <text:p>List</text:p>
          </table:table-cell>
          <table:table-cell table:style-name="ce69" table:number-columns-repeated="18"/>
          <table:table-cell table:style-name="ce69" office:value-type="string" calcext:value-type="string">
            <text:p>Dictionary</text:p>
          </table:table-cell>
          <table:table-cell table:style-name="ce69" office:value-type="string" calcext:value-type="string">
            <text:p>Lesson</text:p>
          </table:table-cell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table:number-columns-repeated="18"/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table:number-columns-repeated="18"/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table:number-columns-repeated="18"/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table:number-columns-repeated="18"/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table:number-columns-repeated="18"/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table:number-columns-repeated="18"/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table:number-columns-repeated="18"/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table:number-columns-repeated="18"/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table:number-columns-repeated="18"/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table:number-columns-repeated="18"/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table:number-columns-repeated="18"/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table:number-columns-repeated="18"/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table:number-columns-repeated="9"/>
          <table:table-cell table:style-name="ce71"/>
          <table:table-cell table:number-columns-repeated="8"/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table:number-columns-repeated="18"/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table:number-columns-repeated="18"/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table:number-columns-repeated="18"/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table:number-columns-repeated="18"/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table:number-columns-repeated="18"/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table:number-columns-repeated="18"/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table:number-columns-repeated="18"/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table:number-columns-repeated="18"/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table:number-columns-repeated="18"/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table:number-columns-repeated="18"/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office:value-type="string" calcext:value-type="string">
            <text:p>Stream</text:p>
          </table:table-cell>
          <table:table-cell table:style-name="ce70" office:value-type="string" calcext:value-type="string">
            <text:p>Rate</text:p>
          </table:table-cell>
          <table:table-cell table:style-name="ce70" table:number-columns-repeated="18"/>
          <table:table-cell table:style-name="ce70" office:value-type="string" calcext:value-type="string">
            <text:p>Category</text:p>
          </table:table-cell>
          <table:table-cell table:style-name="ce70" office:value-type="string" calcext:value-type="string">
            <text:p>Buffer</text:p>
          </table:table-cell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office:value-type="string" calcext:value-type="string">
            <text:p>Cover</text:p>
          </table:table-cell>
          <table:table-cell table:style-name="ce65" office:value-type="string" calcext:value-type="string">
            <text:p>Taste</text:p>
          </table:table-cell>
          <table:table-cell table:style-name="ce65" table:number-columns-repeated="18"/>
          <table:table-cell table:style-name="ce65" office:value-type="string" calcext:value-type="string">
            <text:p>Basket</text:p>
          </table:table-cell>
          <table:table-cell table:style-name="ce65" office:value-type="string" calcext:value-type="string">
            <text:p>Serve</text:p>
          </table:table-cell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44:03.93275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5T21:00:41.181182900</dc:date>
    <meta:editing-duration>P1DT8H25M54S</meta:editing-duration>
    <meta:editing-cycles>534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366" meta:object-count="0"/>
  </office:meta>
</office:document-meta>
</file>